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ingFunctionTests.throwingModifiesThrow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owingFunctionTests.throwIllegalArgumentException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ingFunctionTests.applyWithExceptionWrapperWhenThrowingUncheckedExceptionThrowsOrig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owingFunctionTests.applyWithExceptionWrapperWhenThrowingCheckedExceptionThrows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owingFunctionTests.applyWhenThrowingUncheckedExceptionThrowsOrig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owingFunctionTests.throwIOException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ingFunctionTests.applyWhenThrowingCheckedExceptionThrowsWrapper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owingFunctionTests.ofModifiesThrow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